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  <style:style style:name="T1" style:family="text">
      <style:text-properties fo:font-weight="bold" style:font-weight-asian="bold"/>
    </style:style>
    <style:style style:name="T2" style:family="text">
      <style:text-properties fo:color="#ff0000"/>
    </style:style>
    <style:style style:name="T3" style:family="text">
      <style:text-properties fo:color="#ff0000" fo:language="en" fo:country="U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Διαγωνισμός Ανοιχτής Σχεδίασης Εξοπλισμού Δημοσίων Χώρων / Γενικός Υπαίθριος </text:span></text:p>
      <text:p text:style-name="Standard"><text:span text:style-name="T1">Αστικός Εξοπλισμός: ΣΧΕΔΙΑΣΜΟΣ ΚΑΔΩΝ ΑΠΟΡΡΙΜΑΤΩΝ </text:span></text:p>
      <text:p text:style-name="Standard"/>
      <text:p text:style-name="Standard"><text:span text:style-name="T2">ΠΕΡΙΓΡΑΦΗ ΕΡΓΑΣΙΑΣ </text:span><text:span text:style-name="T3">/ </text:span><text:span text:style-name="T2">ΤΕΚΜΗΡΙΩΣΗ </text:span></text:p>
      <text:p text:style-name="Standard"/>
      <text:p text:style-name="Standard">H βασική ιδέα σχετίζεται με την υγιεινή των δημοσίων χώρων. Κυρίως με τις περιοχές και </text:p>
      <text:p text:style-name="Standard">στάσεις στις οποίες υπάρχουν κάδοι απορριμάτων. Η πρόταση αφορά έναν έξυπνο κάδο, ο </text:p>
      <text:p text:style-name="Standard">οποίος να μπορεί να βοηθήσει τη δημόσια υγιεινή, μέσω συστημάτων που θα φέρει. </text:p>
      <text:p text:style-name="Standard">Περιληπτικά αυτά είναι: </text:p>
      <text:p text:style-name="Standard">1) Να μειώσει τις οσμές από τα απορρίματα </text:p>
      <text:p text:style-name="Standard">2) Να ειδοποιεί πότε δεν μπορεί να τοποθετηθούν άλλα απορρίματα στον κάδο </text:p>
      <text:p text:style-name="Standard">3) Να είναι εύκολος στη λειτουργία και στην εναπόθεση </text:p>
      <text:p text:style-name="Standard">4) Να έχει ένα μοντέρνο σχεδιασμό </text:p>
      <text:p text:style-name="Standard">5) Να μπορεί να παράγει μικρή ποσότητα ενέργειας, ώστε να είναι ανεξάρτητος </text:p>
      <text:p text:style-name="Standard">ενεργειακά </text:p>
      <text:p text:style-name="Standard">6) Να φέρει ξεχωριστή σήμανση, ώστε να μπορεί να αντικατασταθεί ή να </text:p>
      <text:p text:style-name="Standard">επισκευαστεί άμεσα </text:p>
      <text:p text:style-name="Standard">7) Να αυτοκαθαρίζεται (προτεινόμενη παραλλαγή) </text:p>
      <text:p text:style-name="Standard">Ο κάδος έχει σχήμα κωνικής μορφής για εύκολη εκκένωση κατά την ανατροπή του, στο </text:p>
      <text:p text:style-name="Standard">απορριματοφόρο. Διαθέτει ειδικές ενισχυμένες βάσεις ανάρτησης στις πλάγιες όψεις του, </text:p>
      <text:p text:style-name="Standard">όπως επίσης χειρολαβές ασφαλείας για ασφαλή και εύκολη μετακίνηση. Υπάρχει επίσης </text:p>
      <text:p text:style-name="Standard">πώμα αποχέτευσης για την εκροή υγρών κατά το πλύσιμο. </text:p>
      <text:p text:style-name="Standard"><text:span text:style-name="T2">ΣΗΜΑΝΣΗ ΚΑΔΩΝ</text:span> </text:p>
      <text:p text:style-name="Standard"><text:soft-page-break/>Κάθε κάδος έχει αποκλειστικό νούμερο αρίθμησης, ώστε να είναι </text:p>
      <text:p text:style-name="Standard">ευκολά εντοπίσιμος απο τα συνεργεία του Δήμου. Τοποθετείται η αριθμός στην μπροστινή </text:p>
      <text:p text:style-name="Standard">όψη του κάδου, έτσι ώστε να είναι εύκολα αναγνώσιμος και ευδιάκριτος. Παράλληλα δεν </text:p>
      <text:p text:style-name="Standard">χρειάζεται να γνωρίζει κάποιος χρήστης την περιοχή, προκειμένου να δώσει τα στοιχεία της </text:p>
      <text:p text:style-name="Standard">στους υπαλλήλους του Δήμου (αν διαπιστώσει κάποια βλάβη στον κάδο). Αρκεί απλά να </text:p>
      <text:p text:style-name="Standard">αναφέρει τον αριθμό, ο οποίος και μπορεί να είναι καταχωρημένος σε αρχείο του Δήμου. </text:p>
      <text:p text:style-name="Standard"/>
      <text:p text:style-name="Standard">To καπάκι του κάδου, ανοίγει σε τρεις διαδοχικές φάσεις, προκειμένου να περιορίζονται οι </text:p>
      <text:p text:style-name="Standard">οσμές των απορριμάτων κατά το άνοιγμα απο το χρήστη. Χρησιμοποιούνται ιμάντες (όπως </text:p>
      <text:p text:style-name="Standard">φαίνονται στην αξονομετρική τομή), οι οποίοι ανοίγουν το καπάκι, ανάλογα με τη δύναμη </text:p>
      <text:p text:style-name="Standard">που ασκεί ο χρήστης στο πέδιλο του κάδου. Έτσι δεν είναι απαραίτητο να γίνεται εξ </text:p>
      <text:p text:style-name="Standard">ολοκλήρου άνοιγμα του κάδου (όπως γίνεται σήμερα), αν –π.χ.- ο χρήστης θέλει απλά να </text:p>
      <text:p text:style-name="Standard">πετάξει ένα μικρό αντικείμενο. Φυσικά υπάρχει η δυνατότητα να ανοίξει ο χρήστης και εξ </text:p>
      <text:p text:style-name="Standard">ολοκλήρου τον κάδο (αν έχει μεγάλο όγκο απορριμάτων), χάρη στη λαβή του υπάρχει στην </text:p>
      <text:p text:style-name="Standard">μπροστινή όψη του κάδου. </text:p>
      <text:p text:style-name="Standard"/>
      <text:p text:style-name="Standard">Το καπάκι είναι σχεδιασμένο έτσι ώστε να μην αφήνει τις οσμές των απορριμμάτων να </text:p>
      <text:p text:style-name="Standard">φεύγουν προς όλες τις κατευθύνσεις. Εγκιβωτίζεται εντός πλασίου, ώστε να μειώνεται η </text:p>
      <text:p text:style-name="Standard">διάχυση των οσμών δεξιά και αριστερά. </text:p>
      <text:p text:style-name="Standard"/>
      <text:p text:style-name="Standard"><text:soft-page-break/>Το προτεινόμενο σύστημα ανοίγματος,έρχεται σε πλήρη συνάρτηση με το σύστημα </text:p>
      <text:p text:style-name="Standard">ανοίγματος των υπαρχόντων κάδων. Το πεντάλ βρίσκεται 10 πόντους πάνω απο το έδαφος, </text:p>
      <text:p text:style-name="Standard">οπότε πατώντας το μετακινούνται τα σύρματα αναλόγως. </text:p>
      <text:p text:style-name="Standard"/>
      <text:p text:style-name="Standard">Στο καπάκι επίσης υπάρχει μικρό διάφανο plexigass, το οποίο μπορεί να συμβουλευτεί ο </text:p>
      <text:p text:style-name="Standard">χρήστης, αναφορικά με το αν υπάρχει χώρος εναπόθεσης απορριμάτων στον κάδο. </text:p>
      <text:p text:style-name="Standard">Οι τροχοί του κάδου είναι Βαρέως τύπου, περιστροφής 360° με μεταλλική ζάντα και </text:p>
      <text:p text:style-name="Standard">συμπαγές ελαστικό διαμέτρου 200mm, προκειμένου να μετακινούνται προς όλες τις </text:p>
      <text:p text:style-name="Standard">κατευθύνσεις εύκολα. Επίσης υπάρχει φρένο τύπου ποδόφρενου στην εμπρός πλευρά του </text:p>
      <text:p text:style-name="Standard">κάδου για εύκολη ακινητοποίηση του. </text:p>
      <text:p text:style-name="Standard">Το καπάκι ωστόσο ανοίγει επίσης εξ ολοκλήρου, προκειμένου να γίνεται η εκτροπή των </text:p>
      <text:p text:style-name="Standard">απορριμάτων στο αποριμματοφόρο. </text:p>
      <text:p text:style-name="Standard">Στην επιφάνεια του κάδου, αναπτύσσονται φωτοβολταικές μεμβράνες , οι οποίες </text:p>
      <text:p text:style-name="Standard">ενεργοποιούν φωτοκύταρο που ελέγχει την περιέκτικότητα του κάδου. Μόλις υπέρβει το </text:p>
      <text:p text:style-name="Standard">επιτρεπόμενο ύψος, αυτόματα αλλάζει το χρώμα της πράσινης γραμμής σε κόκκινη, ώστε </text:p>
      <text:p text:style-name="Standard">να γνωρίζουν οι χρήστες ότι δεν μπορούν να εναποθέσουν στο συγκεκριμένο κάδο τα </text:p>
      <text:p text:style-name="Standard">απορρίματα τουςνα γνωρίζουν οι χρήστες ότι δεν μπορούν να εναποθέσουν στο </text:p>
      <text:p text:style-name="Standard">συγκεκριμένο κάδο τα απορρίματα τους. Θα γίνεται σάρωση στο ύψος που είναι </text:p>
      <text:p text:style-name="Standard">τοποθετημένος (σε όλο το μήκος και πλάτος εκείνου του σημείου) και θα ενεργοποιεί το </text:p>
      <text:p text:style-name="Standard"><text:soft-page-break/>κόκκινο λαμπτήρα. </text:p>
      <text:p text:style-name="Standard">Μια προτεινόμενη χρήση θα ήταν να υπάρχουν φυσητήρες καθαρισμού εντός του κάδου, </text:p>
      <text:p text:style-name="Standard">ώστε να αυτοκαθαρίζεται σε προκαθορισμένες ώρες ή ημέρες. Ο χρονοδιακόπτης ο οποίος </text:p>
      <text:p text:style-name="Standard">μπορεί να υπάρχει εντός του κάδου (ο οποίος μπορεί να παίρνει ενέργεια από τις </text:p>
      <text:p text:style-name="Standard">φωτοφολταικές μεμβράνες), θα ενεργοποιείται όταν δίνει σήμα το φωτοκύταρρο, ότι δεν </text:p>
      <text:p text:style-name="Standard">υπάρχουν απορρίματα στο κάδο. </text:p>
      <text:p text:style-name="Standard">Ο σχεδιασμός του κάδου, ακολουθεί μοντέρνες καμπύλες χαράξεις και γραμμές (τις οποίες </text:p>
      <text:p text:style-name="Standard">συναντάμε κατά κόρον στη φύση), προκειμένου να γίνεται πιο εύκολη η προσαρμογή τους </text:p>
      <text:p text:style-name="Standard">στο αστικό τοπίο. Εγκιβωτίζεται παράλληλα σε μικρό χώρο (πιθανόν με κάγκελα στις τρείς </text:p>
      <text:p text:style-name="Standard">από τις τέσσερις πλεύρες του), ώστε να μην υπάρχει άμεση επαφή με τους κατοίκους της </text:p>
      <text:p text:style-name="Standard">περιοχής, παρά μόνο με τους χρήστες. </text:p>
      <text:p text:style-name="Standard"/>
      <text:p text:style-name="Standard"><text:s text:c="104"/>Αναγνωστόπουλος Γιώργος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l" fo:country="GR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l" fo:country="GR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orgos</meta:initial-creator>
    <dc:creator>Giorgos</dc:creator>
    <meta:editing-cycles>1</meta:editing-cycles>
    <meta:creation-date>2015-11-01T17:40:00</meta:creation-date>
    <dc:date>2015-11-01T17:45:00</dc:date>
    <meta:editing-duration>PT5S</meta:editing-duration>
    <meta:generator>LibreOffice/4.2.8.2$Linux_X86_64 LibreOffice_project/420m0$Build-2</meta:generator>
    <meta:document-statistic meta:table-count="0" meta:image-count="0" meta:object-count="0" meta:page-count="4" meta:paragraph-count="68" meta:word-count="688" meta:character-count="4693" meta:non-whitespace-character-count="3902"/>
    <meta:user-defined meta:name="AppVersion">12.0000</meta:user-defined>
    <meta:user-defined meta:name="Company">Kosta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